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Историяизменений" style:family="table">
      <style:table-properties style:width="16.51cm" fo:margin-left="0cm" fo:margin-right="-0.011cm" table:align="margins" style:writing-mode="lr-tb"/>
    </style:style>
    <style:style style:name="Историяизменений.A" style:family="table-column">
      <style:table-column-properties style:column-width="2.099cm" style:rel-column-width="8331*"/>
    </style:style>
    <style:style style:name="Историяизменений.B" style:family="table-column">
      <style:table-column-properties style:column-width="1.866cm" style:rel-column-width="7407*"/>
    </style:style>
    <style:style style:name="Историяизменений.C" style:family="table-column">
      <style:table-column-properties style:column-width="8.408cm" style:rel-column-width="33376*"/>
    </style:style>
    <style:style style:name="Историяизменений.D" style:family="table-column">
      <style:table-column-properties style:column-width="4.136cm" style:rel-column-width="16421*"/>
    </style:style>
    <style:style style:name="Историяизменений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Историяизменений.D1" style:family="table-cell">
      <style:table-cell-properties fo:background-color="#cccccc" fo:padding="0.097cm" fo:border="0.002cm solid #000000">
        <style:background-image/>
      </style:table-cell-properties>
    </style:style>
    <style:style style:name="Историяизменений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Историяизменений.B2" style:family="table-cell">
      <style:table-cell-properties fo:padding="0.097cm" fo:border-left="0.002cm solid #000000" fo:border-right="none" fo:border-top="none" fo:border-bottom="0.002cm solid #000000"/>
    </style:style>
    <style:style style:name="Историяизменений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keep-with-next="always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Text">
      <style:paragraph-properties fo:text-align="start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Table_20_Text">
      <style:paragraph-properties style:snap-to-layout-grid="false"/>
      <style:text-properties fo:font-size="10pt" style:font-size-asian="10pt" style:font-size-complex="10pt"/>
    </style:style>
    <style:style style:name="P6" style:family="paragraph" style:parent-style-name="Table_20_Text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background-color="#cccccc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style:font-size-asian="14pt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623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.623cm" style:auto-text-indent="false">
        <style:tab-stops/>
      </style:paragraph-properties>
      <style:text-properties fo:color="#000000" fo:font-size="14pt" fo:font-style="normal" style:text-underline-style="none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47cm" style:auto-text-indent="false">
        <style:tab-stops/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text-indent="0.647cm" style:auto-text-indent="false">
        <style:tab-stops/>
      </style:paragraph-properties>
      <style:text-properties fo:font-size="14pt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.647cm" fo:margin-right="0cm" fo:line-height="150%" fo:text-align="start" style:justify-single-word="false" fo:text-indent="0cm" style:auto-text-indent="fals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  <style:text-properties fo:font-size="12pt" fo:language="ru" fo:country="RU" style:font-size-asian="12pt" style:font-size-complex="12pt" style:language-complex="ar" style:country-complex="SA"/>
    </style:style>
    <style:style style:name="P21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22" style:family="paragraph" style:parent-style-name="Standard" style:list-style-name="L2">
      <style:paragraph-properties fo:margin-left="0cm" fo:margin-right="0cm" fo:line-height="150%" fo:text-align="justify" style:justify-single-word="false" fo:text-indent="0.623cm" style:auto-text-indent="false"/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P23" style:family="paragraph" style:parent-style-name="Standard" style:list-style-name="L3">
      <style:paragraph-properties fo:margin-left="0cm" fo:margin-right="0cm" fo:line-height="150%" fo:text-align="justify" style:justify-single-word="false" fo:text-indent="0.623cm" style:auto-text-indent="false"/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line-height="150%" fo:text-align="justify" style:justify-single-word="false" fo:text-indent="0.623cm" style:auto-text-indent="false"/>
    </style:style>
    <style:style style:name="P25" style:family="paragraph" style:parent-style-name="Heading_20_1" style:list-style-name="WW8Num2">
      <style:paragraph-properties fo:margin-left="0.635cm" fo:margin-right="0cm" fo:text-indent="-0.635cm" style:auto-text-indent="false" fo:break-before="page"/>
    </style:style>
    <style:style style:name="P26" style:family="paragraph" style:parent-style-name="Heading_20_1" style:list-style-name="WW8Num2">
      <style:paragraph-properties fo:margin-left="0.635cm" fo:margin-right="0cm" fo:text-indent="-0.635cm" style:auto-text-indent="false"/>
    </style:style>
    <style:style style:name="P27" style:family="paragraph" style:parent-style-name="Heading_20_1" style:list-style-name="WW8Num2">
      <style:paragraph-properties fo:margin-left="0.635cm" fo:margin-right="0cm" fo:line-height="150%" fo:text-align="justify" style:justify-single-word="false" fo:text-indent="-0.635cm" style:auto-text-indent="false"/>
    </style:style>
    <style:style style:name="P28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ru" fo:country="RU" style:language-complex="ar" style:country-complex="SA"/>
    </style:style>
    <style:style style:name="P29" style:family="paragraph" style:parent-style-name="Heading_20_2" style:list-style-name="WW8Num2">
      <style:paragraph-properties fo:margin-left="1.397cm" fo:margin-right="0cm" fo:text-indent="-0.762cm" style:auto-text-indent="false"/>
      <style:text-properties fo:language="en" fo:country="US"/>
    </style:style>
    <style:style style:name="P30" style:family="paragraph" style:parent-style-name="Contents_20_Heading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 fo:font-size="14pt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color="#000000" fo:font-size="14pt" fo:font-style="italic" style:text-underline-style="none" style:font-size-asian="12.25pt" style:font-style-asian="italic" style:font-size-complex="14pt" style:font-style-complex="italic"/>
    </style:style>
    <style:style style:name="T6" style:family="text">
      <style:text-properties fo:color="#000000" fo:font-size="14pt" style:text-underline-style="none" style:font-size-asian="14pt" style:font-size-complex="14pt"/>
    </style:style>
    <style:style style:name="T7" style:family="text">
      <style:text-properties fo:color="#000000" fo:font-size="14pt" fo:language="ru" fo:country="RU" style:text-underline-style="none" style:font-size-asian="14pt" style:font-size-complex="14pt"/>
    </style:style>
    <style:style style:name="T8" style:family="text">
      <style:text-properties fo:color="#000000" fo:font-size="14pt" fo:language="ru" fo:country="RU" style:text-underline-style="none" style:font-size-asian="14pt" style:font-size-complex="14pt" style:language-complex="ar" style:country-complex="SA"/>
    </style:style>
    <style:style style:name="T9" style:family="text">
      <style:text-properties fo:color="#000000" fo:font-size="14pt" fo:language="en" fo:country="US" style:text-underline-style="none" style:font-size-asian="14pt" style:font-size-complex="14pt"/>
    </style:style>
    <style:style style:name="T10" style:family="text">
      <style:text-properties fo:color="#000000"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ize-asian="14pt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1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style:font-size-asian="12.25pt" style:font-style-asian="italic" style:font-size-complex="14pt" style:font-style-complex="italic"/>
    </style:style>
    <style:style style:name="T19" style:family="text">
      <style:text-properties fo:language="ru" fo:country="RU" style:language-complex="ar" style:country-complex="SA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главление</text:p>
      <text:p text:style-name="P19">История изменений <text:tab/>1</text:p>
      <text:p text:style-name="P19">Назначение документа<text:tab/>2</text:p>
      <text:p text:style-name="P19">1. Установка OpenSSO<text:tab/>3</text:p>
      <text:p text:style-name="P19">1.1. Настройки интерфейса страницы Login.jsp<text:tab/>3</text:p>
      <text:p text:style-name="P19">2. Дополнительная настройка приложения OpenSSO<text:tab/>3</text:p>
      <text:p text:style-name="P19">2.1 <text:span text:style-name="T19">Добавление групп<text:tab/>4</text:span></text:p>
      <text:p text:style-name="P20">2.2. <text:bookmark-start text:name="DDE_LINK52"/>Добавление<text:bookmark-end text:name="DDE_LINK52"/> пользователей<text:tab/>4</text:p>
      <text:p text:style-name="P20">2.3. <text:bookmark-start text:name="DDE_LINK511"/>Добавление<text:bookmark-end text:name="DDE_LINK511"/> правил для входа в приложение FlexPay<text:tab/>4</text:p>
      <text:p text:style-name="P20">3. <text:bookmark-start text:name="DDE_LINK41"/>Дополнительная настройка приложения<text:bookmark-end text:name="DDE_LINK41"/> FlexPay<text:tab/>5</text:p>
      <text:p text:style-name="P20">3.1. web.xml<text:tab/>5</text:p>
      <text:p text:style-name="P20">3.2. sun-web.xml<text:tab/>5</text:p>
      <text:p text:style-name="P19"><text:span text:style-name="T19">3.3. applicationContext-security-opensso.xml</text:span><text:tab/>5</text:p>
      <text:p text:style-name="P19">3.4. <text:span text:style-name="T1">AMConfig</text:span><text:bookmark-start text:name="DDE_LINK111"/><text:span text:style-name="T1">.xml</text:span><text:bookmark-end text:name="DDE_LINK111"/><text:tab/>5</text:p>
      <text:p text:style-name="P19">4. <text:span text:style-name="T19">Особенности настройки приложения с прокси</text:span><text:tab/>6</text:p>
      <text:p text:style-name="P7"/>
      <text:h text:style-name="Heading_20_1" text:outline-level="1">История изменений </text:h>
      <table:table table:name="Историяизменений" table:style-name="Историяизменений">
        <table:table-column table:style-name="Историяизменений.A"/>
        <table:table-column table:style-name="Историяизменений.B"/>
        <table:table-column table:style-name="Историяизменений.C"/>
        <table:table-column table:style-name="Историяизменений.D"/>
        <table:table-row>
          <table:table-cell table:style-name="Историяизменений.A1" office:value-type="string">
            <text:p text:style-name="P8">Дата</text:p>
          </table:table-cell>
          <table:table-cell table:style-name="Историяизменений.A1" office:value-type="string">
            <text:p text:style-name="P8">Версия</text:p>
          </table:table-cell>
          <table:table-cell table:style-name="Историяизменений.A1" office:value-type="string">
            <text:p text:style-name="P8">Комментарии</text:p>
          </table:table-cell>
          <table:table-cell table:style-name="Историяизменений.D1" office:value-type="string">
            <text:p text:style-name="P8">Автор</text:p>
          </table:table-cell>
        </table:table-row>
        <table:table-row>
          <table:table-cell table:style-name="Историяизменений.A2" office:value-type="date" office:date-value="2009-06-22">
            <text:p text:style-name="P5">22.06.09</text:p>
          </table:table-cell>
          <table:table-cell table:style-name="Историяизменений.B2" office:value-type="string">
            <text:p text:style-name="P6">1.0.<text:span text:style-name="T1">1</text:span></text:p>
          </table:table-cell>
          <table:table-cell table:style-name="Историяизменений.B2" office:value-type="string">
            <text:p text:style-name="P4">Первоначальная версия.</text:p>
          </table:table-cell>
          <table:table-cell table:style-name="Историяизменений.D2" office:value-type="string">
            <text:p text:style-name="P4">Скнарь Павел</text:p>
          </table:table-cell>
        </table:table-row>
        <table:table-row>
          <table:table-cell table:style-name="Историяизменений.A2" office:value-type="date" office:date-value="2009-07-14">
            <text:p text:style-name="Table_20_Text">14.07.09</text:p>
          </table:table-cell>
          <table:table-cell table:style-name="Историяизменений.B2" office:value-type="string">
            <text:p text:style-name="Table_20_Text">2.0.0</text:p>
          </table:table-cell>
          <table:table-cell table:style-name="Историяизменений.B2" office:value-type="string">
            <text:p text:style-name="Table_20_Text">Внесение изменений в структуру документа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6">
            <text:p text:style-name="Table_20_Text">06.08.09</text:p>
          </table:table-cell>
          <table:table-cell table:style-name="Историяизменений.B2" office:value-type="string">
            <text:p text:style-name="Table_20_Text">2.0.1</text:p>
          </table:table-cell>
          <table:table-cell table:style-name="Историяизменений.B2" office:value-type="string">
            <text:p text:style-name="Table_20_Text">Добавлена новая глава «1.1. Настройки интерфейса страницы Login.jsp»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2</text:p>
          </table:table-cell>
          <table:table-cell table:style-name="Историяизменений.B2" office:value-type="string">
            <text:p text:style-name="Table_20_Text">В главу «2. Дополнительная настройка приложения OpenSSO» внесено описание настройки способа кодирования cookie. 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08-07">
            <text:p text:style-name="Table_20_Text">07.08.09</text:p>
          </table:table-cell>
          <table:table-cell table:style-name="Историяизменений.B2" office:value-type="string">
            <text:p text:style-name="Table_20_Text">2.0.3</text:p>
          </table:table-cell>
          <table:table-cell table:style-name="Историяизменений.B2" office:value-type="string">
            <text:p text:style-name="Table_20_Text">Добавлена новая глава «4. <text:span text:style-name="T20">Особенности</text:span><text:bookmark-start text:name="DDE_LINK421"/><text:span text:style-name="T20"> настройки приложения с прокси</text:span><text:bookmark-end text:name="DDE_LINK421"/><text:span text:style-name="T20">»</text:span>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11-02">
            <text:p text:style-name="Table_20_Text">02.11.09</text:p>
          </table:table-cell>
          <table:table-cell table:style-name="Историяизменений.B2" office:value-type="string">
            <text:p text:style-name="Table_20_Text">2.0.4</text:p>
          </table:table-cell>
          <table:table-cell table:style-name="Историяизменений.B2" office:value-type="string">
            <text:p text:style-name="Table_20_Text">Настройка логотипа в главе 1.1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A2" office:value-type="date" office:date-value="2009-11-11">
            <text:p text:style-name="Table_20_Text">11.11.09</text:p>
          </table:table-cell>
          <table:table-cell table:style-name="Историяизменений.B2" office:value-type="string">
            <text:p text:style-name="Table_20_Text">2.0.5</text:p>
          </table:table-cell>
          <table:table-cell table:style-name="Историяизменений.B2" office:value-type="string">
            <text:p text:style-name="Table_20_Text">Изменения в настройке правил входа в главе 2.3</text:p>
          </table:table-cell>
          <table:table-cell table:style-name="Историяизменений.D2" office:value-type="string">
            <text:p text:style-name="Table_20_Text">Скнарь Павел</text:p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  <table:table-row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B2" office:value-type="string">
            <text:p text:style-name="Table_20_Contents"/>
          </table:table-cell>
          <table:table-cell table:style-name="Историяизменений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Назначение документа</text:h>
      <text:p text:style-name="P12"><text:span text:style-name="Internet_20_link"><text:span text:style-name="T8">Документ предназначен для описания процесса интеграции в систему Flexpay системы логирования OpenSSO</text:span></text:span><text:span text:style-name="Internet_20_link"><text:span text:style-name="T7">. В документе описан процесс инсталяции OpenSSO, а так же необходимые правки в Flexpay перед сборкой приложения.</text:span></text:span></text:p>
      <text:list xml:id="list1711457575" text:style-name="WW8Num2">
        <text:list-item>
          <text:h text:style-name="P25" text:outline-level="1">Установка OpenSSO</text:h>
        </text:list-item>
      </text:list>
      <text:p text:style-name="P12"><text:span text:style-name="T14">Дистрибутив OpenSSO доступен по адресу: </text:span><text:a xlink:type="simple" xlink:href="https://opensso.dev.java.net/public/use/index.html"><text:span text:style-name="Internet_20_link"><text:span text:style-name="T14">https://opensso.dev.java.net/public/use/index.html</text:span></text:span></text:a></text:p>
      <text:p text:style-name="P12"><text:span text:style-name="Internet_20_link"><text:span text:style-name="T6">Установка и настройка подробно описаны в документе доступном по адресу:</text:span></text:span></text:p>
      <text:p text:style-name="P12"><text:a xlink:type="simple" xlink:href="http://developers.sun.com/identity/reference/techart/opensso-glassfish.html"><text:span text:style-name="Internet_20_link"><text:span text:style-name="T14">http://developers.sun.com/identity/reference/techart/opensso-glassfish.html</text:span></text:span></text:a></text:p>
      <text:p text:style-name="P12"><text:span text:style-name="Internet_20_link"><text:span text:style-name="T6">Следует отметить, что хост приложения должен быть как минимум доменом второго уровня, т.е. содержать не менее двух точек (например, opensso.flexpay.org). Сервер приложения OpenSSO и сервер приложения FlexPay должны иметь общий суффикс, содержащий не менее двух точек (например, .flexpay.org). Пример правильной настройки хостов: opensso.flexpay.org, dev.flexpay.org.</text:span></text:span></text:p>
      <text:list xml:id="list49429424" text:continue-numbering="true" text:style-name="WW8Num2">
        <text:list-item>
          <text:list>
            <text:list-item>
              <text:h text:style-name="P28" text:outline-level="2">Настройка интерфейса страницы Login.jsp</text:h>
            </text:list-item>
          </text:list>
        </text:list-item>
      </text:list>
      <text:p text:style-name="P15">Подробная инструкция по настройке приведена на странице <text:a xlink:type="simple" xlink:href="http://wikis.sun.com/display/OpenSSO/Localizing+the+Sun+OpenSSO+Enterprise+8.0+Login+Page">http://wikis.sun.com/display/OpenSSO/Localizing+the+Sun+OpenSSO+Enterprise+8.0+Login+Page</text:a>, но не следует создавать отдельный realm. Необходимо из папки проекта flexpay/common/etc/openSSO/default перенести файлы в папку сервера default. Для поддержки русской локали создается копия из default: cp -r default default_ru. В эту директорию переносятся файлы из flexpay/common/etc/openSSO/default_ru: DataStore.xml, Login.jsp.</text:p>
      <text:p text:style-name="P15">Для настройки имен кнопок в русской локали необходимо файл flexpay/common/etc/openSSO/default_ru/amAuthUI_ru.properties перенести в {Директория инсталляции приложения OpenSSO}/WEB-INF/classes.</text:p>
      <text:p text:style-name="P15">Для настройки логотипа скопируйте файл flexpay/common/web/resources/common/img/logo.gif в {Директория инсталляции приложения OpenSSO}//images.</text:p>
      <text:p text:style-name="P15">Выполнить рестарт сервера приложений. </text:p>
      <text:list xml:id="list1499119880" text:continue-numbering="true" text:style-name="WW8Num2">
        <text:list-item>
          <text:h text:style-name="P26" text:outline-level="1"><text:soft-page-break/>Дополнительная настройка приложения OpenSSO</text:h>
        </text:list-item>
      </text:list>
      <text:p text:style-name="P16">Проверьте, что кодирование доменных cookie отключено:</text:p>
      <text:p text:style-name="P13"><text:span text:style-name="T16">Configuration → </text:span><text:span text:style-name="T12">Servers and Sites</text:span><text:span text:style-name="T17"> → Servers</text:span><text:span text:style-name="T18">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5">Security → Encoding Cookie <text:tab/>Value</text:span></text:a></text:p>
      <text:p text:style-name="P14">Если значение установлено в true, то на вкладке Advanced, добавте новую Advanced Properties: Property Name=com.iplanet.am.cookie.encode, Property Value=false.</text:p>
      <text:p text:style-name="P14">Перезапустите сервер приложений OpenSSO.</text:p>
      <text:list xml:id="list1649645752" text:continue-numbering="true" text:style-name="WW8Num2">
        <text:list-item>
          <text:list>
            <text:list-item>
              <text:h text:style-name="P28" text:outline-level="2"><text:bookmark-start text:name="DDE_LINK13"/>Добавление групп<text:bookmark-end text:name="DDE_LINK13"/></text:h>
            </text:list-item>
          </text:list>
        </text:list-item>
      </text:list>
      <text:p text:style-name="P9"><text:bookmark-start text:name="DDE_LINK6"/>Зайти под администратором в приложение (amAdmin) и перейти на страницу настройки групп:</text:p>
      <text:p text:style-name="P12"><text:span text:style-name="T16">Access Control → Realms </text:span><text:span text:style-name="T1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Group</text:span></text:a></text:p>
      <text:p text:style-name="P9">Добавить<text:bookmark-end text:name="DDE_LINK6"/> группы следующим образом: из web.xml приложения FlexPay взять название роли, убрать префикс ROLE_, оставшуюся часть слова вписать в название группы на странице «New Group» или воспользоваться описанием по настройке групп в файле flexpay/common/etc/ldap/OpenSSO/readme.txt.</text:p>
      <text:list xml:id="list1847120180" text:continue-numbering="true" text:style-name="WW8Num2">
        <text:list-item>
          <text:list>
            <text:list-item>
              <text:h text:style-name="P28" text:outline-level="2"><text:bookmark-start text:name="DDE_LINK5"/>Добавление<text:bookmark-end text:name="DDE_LINK5"/> пользователей</text:h>
            </text:list-item>
          </text:list>
        </text:list-item>
      </text:list>
      <text:p text:style-name="P9">Зайти под администратором в приложение (amAdmin) и перейти на страницу настройки пользователей:</text:p>
      <text:p text:style-name="P12"><text:span text:style-name="T16">Access Control → Realms </text:span><text:span text:style-name="T17">/ (Top Level Realm) → Subjects → </text:span><text:a xlink:type="simple" xlink:href="http://opensso-dev.flexpay.complitex:8080/opensso/realm/RMRealm?RMRealm.tblDataActionHref=%2F&amp;jato.pageSession=AKztAAVzcgARamF2YS51dGlsLkhhc2hNYXAFB9rBwxZg0QMAAkYACmxvYWRGYWN0b3JJAAl0aHJlc2hvbGR4cD9AAAAAAAAMdwgAAAAQAAAABXQAFENDVGFicy5TZWxlY3RlZFRhYklkdAABMXQAG1JNUmVhbG0udGJsU2VhcmNoLnN0YXRlRGF0YXNxAH4AAD9AAAAAAAAMdwgAAAAQAAAAC3QAEnNlY29uZGFyeVNvcnRPcmRlcnB0ABZzaG93UGFnaW5hdGlvbkNvbnRyb2xzc3IAEWphdmEubGFuZy5Cb29sZWFuzSBygNWc-u4CAAFaAAV2YWx1ZXhwAXQAEGFkdmFuY2VkU29ydE5hbWVwdAARYWR2YW5jZWRTb3J0T3JkZXJwdAARc2Vjb25kYXJ5U29ydE5hbWVwdAAEcGFnZXNyABFqYXZhLmxhbmcuSW50ZWdlchLioKT3gYc4AgABSQAFdmFsdWV4cgAQamF2YS5sYW5nLk51bWJlcoaslR0LlOCLAgAAeHAAAAABdAANc2VsZWN0aW9uVHlwZXQACG11bHRpcGxldAAXYWR2YW5jZWRGaWx0ZXJBdmFpbGFibGVzcQB-AAgAdAAIbWF4UGFnZXNzcQB-AA4AAAABdAAQcHJpbWFyeVNvcnRPcmRlcnQACWFzY2VuZGluZ3QAD3ByaW1hcnlTb3J0TmFtZXQAC3RibERhdGFOYW1leHQAEkN1cnJlbnRQcm9maWxlVmlld3QAAS90AAxjdXJyZW50UmVhbG10AAEvdAAVb3BlbnNzby5TZWxlY3RlZFRhYklkdAABMXg$" office:name="RMRealm.tblDataActionHref"><text:span text:style-name="T4">User</text:span></text:a></text:p>
      <text:p text:style-name="P10">Добавить пользователя. Созданного пользователя открыть на редактирование и добавить ему группы в соответствии с его привилегиями (FULL_ACCESS, EIRC_FULL_ACCESS, VIEW_ONLY и т.п.), описание можно найти в sun-web.xml.</text:p>
      <text:list xml:id="list1872532006" text:continue-numbering="true" text:style-name="WW8Num2">
        <text:list-item>
          <text:list>
            <text:list-item>
              <text:h text:style-name="P28" text:outline-level="2"><text:bookmark-start text:name="DDE_LINK15"/><text:bookmark-start text:name="DDE_LINK51"/>Добавление<text:bookmark-end text:name="DDE_LINK51"/> правил для входа в приложение FlexPay<text:bookmark-end text:name="DDE_LINK15"/></text:h>
            </text:list-item>
          </text:list>
        </text:list-item>
      </text:list>
      <text:p text:style-name="P10">Зайти под администратором в приложение (amAdmin) и перейти на страницу настройки правил:</text:p>
      <text:p text:style-name="P9"><text:soft-page-break/><text:span text:style-name="T2">Access Control → Realms </text:span><text:span text:style-name="T3">/ (Top Level Realm) → </text:span><text:span text:style-name="T11">Policies</text:span><text:span text:style-name="T3"> → New Policy</text:span></text:p>
      <text:p text:style-name="P10"><text:span text:style-name="T13">1) В части “</text:span>General<text:span text:style-name="T13">” проставляется имя.</text:span></text:p>
      <text:p text:style-name="P11">2) В части “Rules” создается новое правило “URL Policy Agent (with resource name)” с параметрами:</text:p>
      <text:list xml:id="list414396776" text:style-name="L1">
        <text:list-item>
          <text:p text:style-name="P21">“Name” – имя правила.</text:p>
        </text:list-item>
        <text:list-item>
          <text:p text:style-name="P24"><text:span text:style-name="T15">“Resource Name”. Это URL приложения FlexPay вида http://host:port/context_name/*, например <text:s/></text:span><text:a xlink:type="simple" xlink:href="http://opensso.flexpay.complitex:8080/ab/"><text:span text:style-name="T15">http://opensso.flexpay.complitex:8080/ab/</text:span></text:a><text:span text:style-name="T15">*</text:span></text:p>
        </text:list-item>
      </text:list>
      <text:list xml:id="list494764666" text:style-name="L2">
        <text:list-item>
          <text:p text:style-name="P22">В части “Actions” проставляются флажки рядом с GET и POST. В колонке “Value” выставить Deny.</text:p>
        </text:list-item>
      </text:list>
      <text:p text:style-name="P11">3) В части “Subjects” создается новое правило “OpenSSO Identity Subject”:</text:p>
      <text:list xml:id="list1252605794" text:continue-list="list414396776" text:style-name="L1">
        <text:list-item>
          <text:p text:style-name="P21">“Name” – имя правила.</text:p>
        </text:list-item>
        <text:list-item>
          <text:p text:style-name="P21">“Exclusive” – проставляется галочка.<text:tab/></text:p>
        </text:list-item>
        <text:list-item>
          <text:p text:style-name="P21">“Selected” – пользователи которым будет разрешен доступ в приложение. Для добавления пользователей применить фильтр “User”, и из списка “Available” перенести имена в искомую колонку.</text:p>
        </text:list-item>
      </text:list>
      <text:p text:style-name="P9">Не забыть нажать кнопки “Save” везде где они существуют.</text:p>
      <text:list xml:id="list330092346" text:continue-list="list1872532006" text:style-name="WW8Num2">
        <text:list-item>
          <text:h text:style-name="P26" text:outline-level="1"><text:bookmark-start text:name="DDE_LINK4"/>Дополнительная настройка приложения<text:bookmark-end text:name="DDE_LINK4"/> FlexPay</text:h>
          <text:list>
            <text:list-item>
              <text:h text:style-name="P29" text:outline-level="2"><text:bookmark-start text:name="DDE_LINK"/>web.xml<text:bookmark-end text:name="DDE_LINK"/></text:h>
            </text:list-item>
          </text:list>
        </text:list-item>
      </text:list>
      <text:p text:style-name="P9">Перед сборкой приложения необходимо заменить строчку <text:s/>/WEB-INF</text:p>
      <text:p text:style-name="P9">/applicationContext-security.xml на /WEB-INF/<text:bookmark-start text:name="DDE_LINK2"/>applicationContext-security-opensso<text:bookmark-end text:name="DDE_LINK2"/>.xml.</text:p>
      <text:p text:style-name="P9">Удалить все строки с &lt;security-constraint&gt; по &lt;/login-config&gt;(включая все перечисленные роли).</text:p>
      <text:list xml:id="list1207305820" text:continue-numbering="true" text:style-name="WW8Num2">
        <text:list-item>
          <text:list>
            <text:list-item>
              <text:h text:style-name="P29" text:outline-level="2"><text:bookmark-start text:name="DDE_LINK3"/><text:bookmark-start text:name="DDE_LINK1"/>sun-web.xml<text:bookmark-end text:name="DDE_LINK1"/></text:h>
            </text:list-item>
          </text:list>
        </text:list-item>
      </text:list>
      <text:p text:style-name="P9">Удалить все содержимое тега &lt;sun-web-app&gt;.<text:bookmark-end text:name="DDE_LINK3"/></text:p>
      <text:list xml:id="list852181510" text:continue-numbering="true" text:style-name="WW8Num2">
        <text:list-item>
          <text:list>
            <text:list-item>
              <text:h text:style-name="P29" text:outline-level="2"><text:bookmark-start text:name="DDE_LINK8"/><text:bookmark-start text:name="DDE_LINK14"/><text:soft-page-break/>applicationContext-security-opensso.xml<text:bookmark-end text:name="DDE_LINK8"/><text:bookmark-end text:name="DDE_LINK14"/></text:h>
            </text:list-item>
          </text:list>
        </text:list-item>
      </text:list>
      <text:p text:style-name="P9">Заменить в бине authenticationEntryPoint свойство loginUrl с “opensso.flexpay.complitex:8080” на актуальное значение <text:bookmark-start text:name="DDE_LINK9"/>“хост:порт”<text:bookmark-end text:name="DDE_LINK9"/> сервера OpenSSO.</text:p>
      <text:list xml:id="list1606148630" text:continue-numbering="true" text:style-name="WW8Num2">
        <text:list-item>
          <text:list>
            <text:list-item>
              <text:h text:style-name="P29" text:outline-level="2">AMConfig<text:bookmark-start text:name="DDE_LINK11"/>.<text:bookmark-end text:name="DDE_LINK11"/>properties</text:h>
            </text:list-item>
          </text:list>
        </text:list-item>
      </text:list>
      <text:p text:style-name="P9">Данный файл является файлом настройки клиента OpenSSO, располагается в директории common/etc проекта.</text:p>
      <text:p text:style-name="P9">Изменить хост и порт для переменных:</text:p>
      <text:list xml:id="list1126638259" text:style-name="L3">
        <text:list-item>
          <text:p text:style-name="P23"><text:bookmark-start text:name="DDE_LINK7"/>com.iplanet.am.naming.url<text:bookmark-end text:name="DDE_LINK7"/>, “opensso-dev.flexpay.complitex:8080” на актуальное значение “хост:порт” сервера OpenSSO.</text:p>
        </text:list-item>
        <text:list-item>
          <text:p text:style-name="P23"><text:bookmark-start text:name="DDE_LINK10"/>com.iplanet.am.server.host<text:bookmark-end text:name="DDE_LINK10"/>, “opensso-dev.flexpay.complitex” на актуальное значение хоста сервера OpenSSO.</text:p>
        </text:list-item>
        <text:list-item>
          <text:p text:style-name="P23">com.iplanet.am.server.port, “8080” на актуальное значение порта сервера OpenSSO.</text:p>
        </text:list-item>
        <text:list-item>
          <text:p text:style-name="P23"><text:bookmark-start text:name="DDE_LINK12"/>com.sun.identity.liberty.interaction.wspRedirectHandler<text:bookmark-end text:name="DDE_LINK12"/>, “opensso-dev.flexpay.complitex:8080” на актуальное значение “хост:порт” сервера OpenSSO.</text:p>
        </text:list-item>
        <text:list-item>
          <text:p text:style-name="P23">com.sun.identity.loginurl, <text:s/>“opensso-dev.flexpay.complitex:8080” на актуальное значение “хост:порт” сервера OpenSSO.</text:p>
        </text:list-item>
        <text:list-item>
          <text:p text:style-name="P23">com.sun.identity.liberty.authnsvc.url, <text:s/>“opensso-dev.flexpay.complitex:8080” на актуальное значение “хост:порт” сервера OpenSSO.</text:p>
        </text:list-item>
      </text:list>
      <text:p text:style-name="P9">Проставить пароль администратора в переменную com.iplanet.am.service.password.</text:p>
      <text:p text:style-name="P9"/>
      <text:p text:style-name="P9">Выполнить сборку</text:p>
      <text:list xml:id="list283263740" text:continue-list="list1606148630" text:style-name="WW8Num2">
        <text:list-item>
          <text:h text:style-name="P27" text:outline-level="1"><text:span text:style-name="T14">Особенности</text:span><text:bookmark-start text:name="DDE_LINK42"/><text:span text:style-name="T14"> настройки приложения с прокси</text:span><text:bookmark-end text:name="DDE_LINK42"/></text:h>
        </text:list-item>
      </text:list>
      <text:p text:style-name="P9"><text:span text:style-name="Internet_20_link"><text:span text:style-name="T10">Существуют нюансы настройки OpenSSO при использовании прокси.</text:span></text:span></text:p>
      <text:p text:style-name="P9"><text:soft-page-break/><text:span text:style-name="Internet_20_link"><text:span text:style-name="T10">Например, если заданы через прокси Apache хосты для сервиса OpenSSO opensso.flexpay.org/opensso/, а для EIRC eirc.flexpay.org/eirc/. В этом случае, может возникать ситуация, когда по хосту opensso.flexpay.org может быть не доступен необходимый сервер. Для правильного взаимодействия в переменную com.iplanet.am.naming.url конфигурации приложения FlexPay </text:span></text:span><text:span text:style-name="Internet_20_link"><text:span text:style-name="T10">(AMConfig.properties) следует прописать вместо имени хоста ip адрес, например, 192.168.1.1. </text:span></text:span></text:p>
      <text:p text:style-name="P12"><text:span text:style-name="Internet_20_link"><text:span text:style-name="T6">Далее, может возникнуть ситуация, когда доменное имя не было определено во время инсталляции OpenSSO, из-за чего не было прописано имя cookie домена в конфигурацию OpenSSO. Через интерфейс администратора (</text:span></text:span><text:span text:style-name="Internet_20_link"><text:span text:style-name="T4">Configuration → System →Platform → Cookie Domains</text:span></text:span><text:span text:style-name="Internet_20_link"><text:span text:style-name="T6">) установите значение, например, .flexpay.org.</text:span></text:span></text:p>
      <text:p text:style-name="P12"><text:span text:style-name="Internet_20_link"><text:span text:style-name="T6">Обязательно следует проверить доступность хоста на котором установлено приложение FlexPay. Если он недоступен (например, eirc.flexpay.org), то в конфигурации </text:span></text:span><text:span text:style-name="Internet_20_link"><text:span text:style-name="T9">applicationContext-security-opensso.xml</text:span></text:span><text:span text:style-name="Internet_20_link"><text:span text:style-name="T6"> <text:s/>приложения FlexPay в бине «authenticationEntryPoint» надо активировать строчку:</text:span></text:span></text:p>
      <text:p text:style-name="P18"><text:span text:style-name="Internet_20_link"><text:span text:style-name="T4">&lt;b:property name="gotoUrl" value="http://dev.flexpay.complitex:8080/eirc/j_spring_security_check" /&gt;</text:span></text:span></text:p>
      <text:p text:style-name="P17"><text:span text:style-name="Internet_20_link"><text:span text:style-name="T6">заменив хост и порт на актуальные значения.</text:span></text:span></text:p>
      <text:p text:style-name="P1"/>
      <text:p text:style-name="P2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shadow="none" style:writing-mode="lr-tb">
        <style:tab-stops/>
      </style:paragraph-properties>
      <style:text-properties style:use-window-font-color="true" style:font-name="Times New Roman" fo:font-size="14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_20_Знак_20_Знак" style:display-name=" Знак Знак" style:family="text" style:parent-style-name="Основной_20_шрифт_20_абзаца">
      <style:text-properties style:font-name="Arial" fo:font-size="18pt" fo:language="ru" fo:country="RU" fo:font-weight="bold" style:font-size-asian="18pt" style:font-weight-asian="bold" style:language-complex="ar" style:country-complex="SA"/>
    </style:style>
    <style:style style:name="Body_20_Text_20_Char1_20_Знак" style:display-name="Body Text Char1 Знак" style:family="text" style:parent-style-name="Основной_20_шрифт_20_абзаца">
      <style:text-properties fo:language="ru" fo:country="RU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pplication server configuration</dc:title>
    <meta:initial-creator>mixA</meta:initial-creator>
    <meta:creation-date>2007-11-19T17:08:00</meta:creation-date>
    <dc:date>2009-11-11T11:13:54</dc:date>
    <meta:editing-cycles>31</meta:editing-cycles>
    <meta:editing-duration>PT36H57M22S</meta:editing-duration>
    <meta:generator>OpenOffice.org/3.0$Linux OpenOffice.org_project/300m21$Build-9319</meta:generator>
    <meta:document-statistic meta:table-count="1" meta:image-count="0" meta:object-count="0" meta:page-count="7" meta:paragraph-count="113" meta:word-count="926" meta:character-count="7774"/>
    <meta:user-defined meta:name="Поле 1"/>
    <meta:user-defined meta:name="Поле 2"/>
    <meta:user-defined meta:name="Поле 3"/>
    <meta:user-defined meta:name="Поле 4"/>
  </office:meta>
</office:document-meta>
</file>